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="0.06pt solid #000000" style:shadow="none"/>
      <style:text-properties style:font-name="Courier 10 Pitch" fo:font-size="10pt" style:font-size-asian="10pt" style:font-size-complex="10pt"/>
    </style:style>
    <style:style style:name="P2" style:family="paragraph" style:parent-style-name="Standard" style:list-style-name="Numbering_20_1"/>
    <style:style style:name="P3" style:family="paragraph" style:parent-style-name="Standard" style:list-style-name="Numbering_20_1">
      <style:text-properties style:text-underline-style="none"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loext:graphic-properties draw:fill="solid" draw:fill-color="#00ff00"/>
      <style:paragraph-properties fo:text-align="center"/>
    </style:style>
    <style:style style:name="P7" style:family="paragraph">
      <loext:graphic-properties draw:fill="solid" draw:fill-color="#4c4c4c"/>
      <style:paragraph-properties fo:text-align="center"/>
    </style:style>
    <style:style style:name="P8" style:family="paragraph">
      <loext:graphic-properties draw:fill="solid" draw:fill-color="#c0c0c0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99ccff" fo:font-weight="bold" style:font-weight-asian="bold" style:font-weight-complex="bold"/>
    </style:style>
    <style:style style:name="T4" style:family="text">
      <style:text-properties fo:color="#ffff00" fo:font-weight="bold" style:font-weight-asian="bold" style:font-weight-complex="bold"/>
    </style:style>
    <style:style style:name="T5" style:family="text">
      <style:text-properties fo:color="#00ff00" fo:font-weight="bold" style:font-weight-asian="bold" style:font-weight-complex="bold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0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ff0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4c4c4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c0c0c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Extrémité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65639636" text:style-name="Numbering_20_1">
        <text:list-item>
          <text:p text:style-name="P2"><text:bookmark-start text:name="__DdeLink__432_1351826775"/><text:span text:style-name="T2">Ecrivez un programme qui va créer 3 threads.</text:span><text:span text:style-name="T1"> </text:span></text:p>
        </text:list-item>
      </text:list>
      <text:p text:style-name="Standard">Chacun mettra à jour un champ d'une variable <text:s/>de type « laStruct ».<text:bookmark-end text:name="__DdeLink__432_1351826775"/></text:p>
      <text:p text:style-name="P1"><text:bookmark-start text:name="__DdeLink__434_1351826775"/>typedef struct {</text:p>
      <text:p text:style-name="P1"><text:tab/>int v1;</text:p>
      <text:p text:style-name="P1"><text:tab/>int v2;</text:p>
      <text:p text:style-name="P1"><text:tab/>int v3;</text:p>
      <text:p text:style-name="P1">}laStruct;<text:bookmark-end text:name="__DdeLink__434_1351826775"/></text:p>
      <text:p text:style-name="Standard">Le processus principal attendra la fin des 3 threads et affichera les valeurs des champs de la structure.</text:p>
      <text:p text:style-name="Standard"/>
      <text:p text:style-name="Standard"><draw:custom-shape text:anchor-type="paragraph" draw:z-index="0" draw:style-name="gr1" draw:text-style-name="P4" svg:width="1.262cm" svg:height="1.262cm" svg:x="1.94cm" svg:y="0.046cm"><text:p text:style-name="P4">T1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2" draw:style-name="gr3" draw:text-style-name="P6" svg:width="1.262cm" svg:height="1.262cm" svg:x="5.565cm" svg:y="0.026cm"><text:p text:style-name="P4">T3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" draw:style-name="gr2" draw:text-style-name="P5" svg:width="1.262cm" svg:height="1.262cm" svg:x="3.801cm" svg:y="0.03cm"><text:p text:style-name="P4">T2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text:p>
      <text:p text:style-name="Standard"/>
      <text:p text:style-name="Standard"><draw:line text:anchor-type="paragraph" draw:z-index="5" draw:style-name="gr6" draw:text-style-name="P4" svg:x1="2.635cm" svg:y1="0.333cm" svg:x2="3.774cm" svg:y2="1.758cm"><text:p/></draw:line><draw:line text:anchor-type="paragraph" draw:z-index="6" draw:style-name="gr6" draw:text-style-name="P4" svg:x1="4.468cm" svg:y1="0.318cm" svg:x2="4.692cm" svg:y2="1.759cm"><text:p/></draw:line><draw:line text:anchor-type="paragraph" draw:z-index="7" draw:style-name="gr6" draw:text-style-name="P4" svg:x1="6.177cm" svg:y1="0.314cm" svg:x2="5.526cm" svg:y2="1.759cm"><text:p/></draw:line></text:p>
      <text:p text:style-name="Standard"/>
      <text:p text:style-name="Standard"/>
      <text:p text:style-name="Standard"><draw:rect text:anchor-type="paragraph" draw:z-index="3" draw:style-name="gr4" draw:text-style-name="P7" svg:width="2.484cm" svg:height="3.012cm" svg:x="3.591cm" svg:y="0.298cm"><text:p text:style-name="P4"><text:span text:style-name="T3">int </text:span><text:span text:style-name="T3">v1;</text:span></text:p><text:p text:style-name="P4"><text:span text:style-name="T4">int </text:span><text:span text:style-name="T4">v2;</text:span></text:p><text:p text:style-name="P4"><text:span text:style-name="T5">int </text:span><text:span text:style-name="T5">v3;</text:span></text:p></draw:rect><draw:ellipse text:anchor-type="paragraph" draw:z-index="4" draw:style-name="gr5" draw:text-style-name="P8" svg:width="4.134cm" svg:height="1.629cm" svg:x="10.084cm" svg:y="0.399cm"><text:p text:style-name="P4">Process principal</text:p></draw:ellipse></text:p>
      <text:p text:style-name="Standard"/>
      <text:p text:style-name="Standard"><draw:line text:anchor-type="paragraph" draw:z-index="8" draw:style-name="gr6" draw:text-style-name="P4" svg:x1="6.075cm" svg:y1="0.688cm" svg:x2="10.084cm" svg:y2="0.321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>Chaque thread affichera son identifiant, le nom du champ qu'il met à jour et la valeur qu'il affecte à ce champ.</text:p>
      <text:p text:style-name="Standard"/>
      <text:list xml:id="list115303575540646" text:continue-numbering="true" text:style-name="Numbering_20_1">
        <text:list-item>
          <text:p text:style-name="P2">Modifiez le code des threads afin que chacun mette à jour l'un des champs de la structure avec une valeur passée en paramètre du thread.</text:p>
        </text:list-item>
      </text:list>
      <text:p text:style-name="Standard"/>
      <text:list xml:id="list115302442933668" text:continue-numbering="true" text:style-name="Numbering_20_1">
        <text:list-item>
          <text:p text:style-name="P2">Modifiez le comportement des threads afin que chacun mette à jour les 3 champs de la structure.</text:p>
        </text:list-item>
      </text:list>
      <text:p text:style-name="Standard"/>
      <text:list xml:id="list115302625138509" text:continue-numbering="true" text:style-name="Numbering_20_1">
        <text:list-item>
          <text:p text:style-name="P3">Modifiez votre programme pour que la validité des données soit assurée (mutex).</text:p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Extrémité_20_de_20_ligne_20_1" draw:display-name="Extrémité de ligne 1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Lycées Touchard - Washington</meta:initial-creator>
    <meta:creation-date>2008-10-13T09:43:02</meta:creation-date>
    <dc:date>2018-09-28T11:53:02.317406406</dc:date>
    <dc:language>fr-FR</dc:language>
    <meta:editing-cycles>11</meta:editing-cycles>
    <meta:editing-duration>PT2H36M22S</meta:editing-duration>
    <meta:document-statistic meta:table-count="0" meta:image-count="0" meta:object-count="0" meta:page-count="1" meta:paragraph-count="12" meta:word-count="128" meta:character-count="697" meta:non-whitespace-character-count="580"/>
    <meta:user-defined meta:name="Info 1"/>
    <meta:user-defined meta:name="Info 2"/>
    <meta:user-defined meta:name="Info 3"/>
    <meta:user-defined meta:name="Info 4"/>
  </office:meta>
</office:document-meta>
</file>